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Monaco" svg:font-family="Monaco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47102" officeooo:paragraph-rsid="00047102"/>
    </style:style>
    <style:style style:name="P2" style:family="paragraph" style:parent-style-name="Standard">
      <style:paragraph-properties fo:text-align="start" style:justify-single-word="false"/>
      <style:text-properties officeooo:rsid="00047102" officeooo:paragraph-rsid="00047102"/>
    </style:style>
    <style:style style:name="P3" style:family="paragraph" style:parent-style-name="Standard">
      <style:paragraph-properties fo:text-align="start" style:justify-single-word="false"/>
      <style:text-properties officeooo:rsid="00047102" officeooo:paragraph-rsid="00047102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047102" officeooo:paragraph-rsid="0006198f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normal" officeooo:rsid="0006198f" officeooo:paragraph-rsid="0006198f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weight="normal" officeooo:rsid="00047102" officeooo:paragraph-rsid="0006198f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color="#000000" style:font-name="Liberation Serif" fo:font-size="12pt" fo:font-weight="normal" officeooo:rsid="0006198f" officeooo:paragraph-rsid="0006198f" style:font-size-asian="12pt" style:font-weight-asian="normal" style:font-size-complex="12pt" style:font-weight-complex="normal"/>
    </style:style>
    <style:style style:name="T1" style:family="text">
      <style:text-properties fo:color="#36ff23" style:font-name="Monaco" fo:font-size="14pt" style:font-size-asian="14pt"/>
    </style:style>
    <style:style style:name="T2" style:family="text">
      <style:text-properties fo:color="#36ff23" fo:font-size="14pt" style:font-size-asian="14pt"/>
    </style:style>
    <style:style style:name="T3" style:family="text">
      <style:text-properties fo:color="#36ff23"/>
    </style:style>
    <style:style style:name="T4" style:family="text">
      <style:text-properties officeooo:rsid="0007295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sql</text:p>
      <text:list xml:id="list1192382760" text:style-name="L1">
        <text:list-item>
          <text:p text:style-name="P5">Go to the directory</text:p>
        </text:list-item>
        <text:list-item>
          <text:p text:style-name="P5">Start mysql</text:p>
          <text:list>
            <text:list-item>
              <text:p text:style-name="P4">mysql.server start</text:p>
            </text:list-item>
            <text:list-item>
              <text:p text:style-name="P4">mysql -u root -p</text:p>
            </text:list-item>
            <text:list-item>
              <text:p text:style-name="P6">password: akshara</text:p>
            </text:list-item>
          </text:list>
        </text:list-item>
        <text:list-item>
          <text:p text:style-name="P5">run <text:span text:style-name="T4">ABC</text:span>.sql file</text:p>
          <text:list>
            <text:list-item>
              <text:p text:style-name="P7">source workflowdb.sql</text:p>
            </text:list-item>
          </text:list>
        </text:list-item>
        <text:list-item>
          <text:p text:style-name="P7">see tables</text:p>
          <text:list>
            <text:list-item>
              <text:p text:style-name="P7">select * from task_inst;</text:p>
            </text:list-item>
          </text:list>
        </text:list-item>
      </text:list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Monaco" svg:font-family="Monaco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12:36:47.612627770</meta:creation-date>
    <dc:date>2019-09-17T12:44:59.969679995</dc:date>
    <meta:editing-duration>PT3M52S</meta:editing-duration>
    <meta:editing-cycles>3</meta:editing-cycles>
    <meta:generator>LibreOffice/6.1.2.1$MacOSX_X86_64 LibreOffice_project/65905a128db06ba48db947242809d14d3f9a93fe</meta:generator>
    <meta:document-statistic meta:table-count="0" meta:image-count="0" meta:object-count="0" meta:page-count="1" meta:paragraph-count="10" meta:word-count="35" meta:character-count="166" meta:non-whitespace-character-count="150"/>
  </office:meta>
</office:document-meta>
</file>